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4" style:family="paragraph" style:parent-style-name="Standard"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5" style:family="paragraph" style:parent-style-name="Standard">
      <style:text-properties style:font-name="Times New Roman1" fo:font-size="12pt" fo:font-style="normal" fo:font-weight="bold" officeooo:paragraph-rsid="0012de1a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6" style:family="paragraph" style:parent-style-name="Table_20_Contents">
      <style:text-properties officeooo:rsid="0012de1a" officeooo:paragraph-rsid="0012de1a"/>
    </style:style>
    <style:style style:name="P7" style:family="paragraph" style:parent-style-name="Table_20_Contents">
      <style:text-properties officeooo:rsid="0012de1a" officeooo:paragraph-rsid="00141e2b"/>
    </style:style>
    <style:style style:name="P8" style:family="paragraph" style:parent-style-name="Table_20_Contents">
      <style:text-properties officeooo:rsid="00141e2b" officeooo:paragraph-rsid="00141e2b"/>
    </style:style>
    <style:style style:name="P9" style:family="paragraph" style:parent-style-name="Table_20_Contents">
      <style:text-properties officeooo:rsid="00141e2b" officeooo:paragraph-rsid="0014a650"/>
    </style:style>
    <style:style style:name="P10" style:family="paragraph" style:parent-style-name="Table_20_Contents">
      <style:text-properties officeooo:rsid="0012de1a" officeooo:paragraph-rsid="0012de1a"/>
    </style:style>
    <style:style style:name="P11" style:family="paragraph" style:parent-style-name="Table_20_Contents">
      <style:text-properties officeooo:rsid="0012de1a" officeooo:paragraph-rsid="0014a650"/>
    </style:style>
    <style:style style:name="P12" style:family="paragraph" style:parent-style-name="Table_20_Contents">
      <style:text-properties officeooo:rsid="0012de1a" officeooo:paragraph-rsid="00163e95"/>
    </style:style>
    <style:style style:name="P13" style:family="paragraph" style:parent-style-name="Table_20_Contents">
      <style:text-properties officeooo:rsid="0014a146" officeooo:paragraph-rsid="0014a650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paragraph-rsid="0014a650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16" style:family="paragraph" style:parent-style-name="Standard">
      <style:paragraph-properties style:text-autospace="none"/>
      <style:text-properties style:font-name="Times New Roman1" fo:font-size="12pt" fo:font-style="normal" fo:font-weight="bold" officeooo:rsid="0012de1a" officeooo:paragraph-rsid="00141e2b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17" style:family="paragraph" style:parent-style-name="Standard">
      <style:paragraph-properties style:text-autospace="none"/>
      <style:text-properties style:font-name="Times New Roman1" fo:font-size="12pt" fo:font-style="normal" fo:font-weight="bold" officeooo:rsid="0012de1a" officeooo:paragraph-rsid="0014a650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Times New Roman1" fo:font-size="12pt" fo:font-style="normal" fo:font-weight="bold" officeooo:rsid="0012de1a" officeooo:paragraph-rsid="0014a650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19" style:family="paragraph" style:parent-style-name="Standard">
      <style:text-properties style:font-name="Times New Roman1" fo:font-size="12pt" fo:font-style="normal" fo:font-weight="bold" officeooo:rsid="0012de1a" officeooo:paragraph-rsid="0014a650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0" style:family="paragraph" style:parent-style-name="Standard">
      <style:text-properties style:font-name="Times New Roman1" fo:font-size="12pt" fo:font-style="normal" fo:font-weight="bold" officeooo:paragraph-rsid="0014a650" style:font-name-asian="TimesNewRomanPS-BoldMT" style:font-size-asian="12pt" style:font-style-asian="normal" style:font-weight-asian="bold" style:font-name-complex="TimesNewRomanPS-BoldMT" style:font-size-complex="12pt" style:font-style-complex="normal" style:font-weight-complex="bold"/>
    </style:style>
    <style:style style:name="P21" style:family="paragraph" style:parent-style-name="Standard">
      <style:text-properties officeooo:paragraph-rsid="0014a650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break-before="page"/>
      <style:text-properties officeooo:paragraph-rsid="0014a650"/>
    </style:style>
    <style:style style:name="T1" style:family="text">
      <style:text-properties officeooo:rsid="0014a650"/>
    </style:style>
    <style:style style:name="T2" style:family="text">
      <style:text-properties officeooo:rsid="0014a146"/>
    </style:style>
    <style:style style:name="T3" style:family="text">
      <style:text-properties fo:language="it" fo:country="IT" officeooo:rsid="0014a146"/>
    </style:style>
    <style:style style:name="T4" style:family="text">
      <style:text-properties fo:language="it" fo:country="IT" fo:font-weight="bold" officeooo:rsid="0014a146" style:font-weight-asian="bold" style:font-weight-complex="bold"/>
    </style:style>
    <style:style style:name="T5" style:family="text">
      <style:text-properties fo:language="it" fo:country="IT" fo:font-weight="bold" officeooo:rsid="0014ca66" style:font-weight-asian="bold" style:font-weight-complex="bold"/>
    </style:style>
    <style:style style:name="T6" style:family="text">
      <style:text-properties fo:language="it" fo:country="IT" officeooo:rsid="0014ca66"/>
    </style:style>
    <style:style style:name="T7" style:family="text">
      <style:text-properties officeooo:rsid="0014ca66"/>
    </style:style>
    <style:style style:name="T8" style:family="text">
      <style:text-properties officeooo:rsid="00163e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4">Task di verifica durante il</text:p>
            <text:p text:style-name="P2">quale l'anomalia e stata</text:p>
            <text:p text:style-name="P3">rilevata</text:p>
          </table:table-cell>
          <table:table-cell table:style-name="Chistoj.B1" office:value-type="string">
            <text:p text:style-name="P6">System Requirements Menu:</text:p>
            <text:p text:style-name="P8"><text:span text:style-name="T1">Funzionalità 1: </text:span>Informazioni Servizio</text:p>
          </table:table-cell>
        </table:table-row>
        <table:table-row>
          <table:table-cell table:style-name="Chistoj.A2" office:value-type="string">
            <text:p text:style-name="P2">Nome dell'artefatto</text:p>
            <text:p text:style-name="P3">contenente l'anomalia</text:p>
          </table:table-cell>
          <table:table-cell table:style-name="Chistoj.B2" office:value-type="string">
            <text:p text:style-name="P8">N/A</text:p>
          </table:table-cell>
        </table:table-row>
        <table:table-row>
          <table:table-cell table:style-name="Chistoj.A2" office:value-type="string">
            <text:p text:style-name="P5"/>
            <text:p text:style-name="P1"/>
            <text:p text:style-name="P1">Descrizione dell'anomalia</text:p>
            <text:p text:style-name="P1"/>
          </table:table-cell>
          <table:table-cell table:style-name="Chistoj.B2" office:value-type="string">
            <text:p text:style-name="P7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  <table:table-row>
          <table:table-cell table:style-name="Chistoj.A2" office:value-type="string">
            <text:p text:style-name="P2">Artefatti collegati in altri</text:p>
            <text:p text:style-name="P2">livelli di astrazione e in</text:p>
            <text:p text:style-name="P16">altri documenti</text:p>
          </table:table-cell>
          <table:table-cell table:style-name="Chistoj.B2" office:value-type="string">
            <text:p text:style-name="P6">N/A</text:p>
          </table:table-cell>
        </table:table-row>
      </table:table>
      <text:p text:style-name="Standard"/>
      <text:p text:style-name="P2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Task di verifica durante il</text:p>
            <text:p text:style-name="P15">quale l'anomalia e stata</text:p>
            <text:p text:style-name="P18">rilevata</text:p>
          </table:table-cell>
          <table:table-cell table:style-name="Tabella1.B1" office:value-type="string">
            <text:p text:style-name="P11">System Requirements Menu:</text:p>
            <text:p text:style-name="P13"><text:span text:style-name="T1">Funzionalità 2: </text:span>Materiale e le informazioni necessari</text:p>
          </table:table-cell>
        </table:table-row>
        <table:table-row>
          <table:table-cell table:style-name="Tabella1.A2" office:value-type="string">
            <text:p text:style-name="P15">Nome dell'artefatto</text:p>
            <text:p text:style-name="P18">contenente l'anomalia</text:p>
          </table:table-cell>
          <table:table-cell table:style-name="Tabella1.B2" office:value-type="string">
            <text:p text:style-name="P9">N/A</text:p>
          </table:table-cell>
        </table:table-row>
        <table:table-row>
          <table:table-cell table:style-name="Tabella1.A2" office:value-type="string">
            <text:p text:style-name="P20"/>
            <text:p text:style-name="P15"/>
            <text:p text:style-name="P15">Descrizione dell'anomalia</text:p>
            <text:p text:style-name="P15"/>
          </table:table-cell>
          <table:table-cell table:style-name="Tabella1.B2" office:value-type="string">
            <text:p text:style-name="P11">Non ci sono artefatti coinvolti nella modellazione dell<text:span text:style-name="T2">a funzionalità che fornisca </text:span><text:span text:style-name="T3">a coloro i quali sono interessati, il </text:span><text:span text:style-name="T4">materiale e le informazioni necessari</text:span><text:span text:style-name="T3"> per accedere al servizio</text:span>, sebbene sia possibile ricavare informazioni dal forum che però non <text:span text:style-name="T2">è</text:span> propriamente pensat<text:span text:style-name="T2">o</text:span> per questo.</text:p>
          </table:table-cell>
        </table:table-row>
        <table:table-row>
          <table:table-cell table:style-name="Tabella1.A2" office:value-type="string">
            <text:p text:style-name="P15">Artefatti collegati in altri</text:p>
            <text:p text:style-name="P15">livelli di astrazione e in</text:p>
            <text:p text:style-name="P17">altri documenti</text:p>
          </table:table-cell>
          <table:table-cell table:style-name="Tabella1.B2" office:value-type="string">
            <text:p text:style-name="P11">N/A</text:p>
          </table:table-cell>
        </table:table-row>
      </table:table>
      <text:p text:style-name="P21"/>
      <text:p text:style-name="P23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9">Task di verifica durante il</text:p>
            <text:p text:style-name="P15">quale l'anomalia e stata</text:p>
            <text:p text:style-name="P18">rilevata</text:p>
          </table:table-cell>
          <table:table-cell table:style-name="Tabella2.B1" office:value-type="string">
            <text:p text:style-name="P11">System Requirements Menu:</text:p>
            <text:p text:style-name="P12"><text:span text:style-name="T8">Funzionalità 3: </text:span><text:span text:style-name="T7">Pubblicare informazioni di servizio e gli elenchi dei vincitori dei bandi</text:span></text:p>
          </table:table-cell>
        </table:table-row>
        <table:table-row>
          <table:table-cell table:style-name="Tabella2.A2" office:value-type="string">
            <text:p text:style-name="P15">Nome dell'artefatto</text:p>
            <text:p text:style-name="P18">contenente l'anomalia</text:p>
          </table:table-cell>
          <table:table-cell table:style-name="Tabella2.B2" office:value-type="string">
            <text:p text:style-name="P9">N/A</text:p>
          </table:table-cell>
        </table:table-row>
        <table:table-row>
          <table:table-cell table:style-name="Tabella2.A2" office:value-type="string">
            <text:p text:style-name="P20"/>
            <text:p text:style-name="P15"/>
            <text:p text:style-name="P15">Descrizione dell'anomalia</text:p>
            <text:p text:style-name="P15"/>
          </table:table-cell>
          <table:table-cell table:style-name="Tabella2.B2" office:value-type="string">
            <text:p text:style-name="P11">Non ci sono artefatti coinvolti nella modellazione dell<text:span text:style-name="T7">a funzionalità che fornisca </text:span><text:span text:style-name="T6">la possibilità di </text:span><text:span text:style-name="T5">pubblicare informazioni di servizio e gli elenchi dei vincitori dei bandi</text:span><text:span text:style-name="T6">, </text:span><text:s/>sebbene sia possibile ricavare <text:span text:style-name="T7">e pubblicare</text:span> informazioni <text:span text:style-name="T7">tramite il forum e gli eventi</text:span> che però non sono propriamente pensat<text:span text:style-name="T7">i</text:span> per questo.</text:p>
          </table:table-cell>
        </table:table-row>
        <table:table-row>
          <table:table-cell table:style-name="Tabella2.A2" office:value-type="string">
            <text:p text:style-name="P15">Artefatti collegati in altri</text:p>
            <text:p text:style-name="P15">livelli di astrazione e in</text:p>
            <text:p text:style-name="P17">altri documenti</text:p>
          </table:table-cell>
          <table:table-cell table:style-name="Tabella2.B2" office:value-type="string">
            <text:p text:style-name="P11">N/A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-BoldMT" svg:font-family="TimesNewRomanPS-BoldM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7T18:01:06.19</dc:date>
    <meta:editing-duration>PT11S</meta:editing-duration>
    <meta:editing-cycles>4</meta:editing-cycles>
    <meta:generator>LibreOffice/3.6$Windows_x86 LibreOffice_project/58f22d5-270d05a-e2abed1-ea17a85-9b5702</meta:generator>
    <meta:print-date>2012-11-07T17:59:36.12</meta:print-date>
    <meta:document-statistic meta:table-count="3" meta:image-count="0" meta:object-count="0" meta:page-count="3" meta:paragraph-count="42" meta:word-count="238" meta:character-count="1667" meta:non-whitespace-character-count="1470"/>
  </office:meta>
</office:document-meta>
</file>